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6" style:family="paragraph" style:parent-style-name="Heading_20_1" style:list-style-name="">
      <style:paragraph-properties fo:break-before="page"/>
      <style:text-properties style:font-name="Arial" fo:language="de" fo:country="DE" officeooo:paragraph-rsid="001228d8"/>
    </style:style>
    <style:style style:name="P7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table-of-content text:style-name="Sect1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Heading_20_1" text:outline-level="1" text:is-list-header="true">Inhaltsverzeichnis</text:h>
          </text:index-title>
          <text:p text:style-name="P1"><text:a xlink:type="simple" xlink:href="#__RefHeading___Toc187_2728873966" text:style-name="Index_20_Link" text:visited-style-name="Index_20_Link">Abkürzungsverzeichnis<text:tab/>3</text:a></text:p>
          <text:p text:style-name="P1"><text:a xlink:type="simple" xlink:href="#__RefHeading___Toc191_2728873966" text:style-name="Index_20_Link" text:visited-style-name="Index_20_Link">Tabellenverzeichnis<text:tab/>3</text:a></text:p>
          <text:p text:style-name="P1"><text:a xlink:type="simple" xlink:href="#__RefHeading___Toc181_3099674340" text:style-name="Index_20_Link" text:visited-style-name="Index_20_Link">1 Einleitung<text:tab/>5</text:a></text:p>
          <text:p text:style-name="P3"><text:a xlink:type="simple" xlink:href="#__RefHeading___Toc362_2091567512" text:style-name="Index_20_Link" text:visited-style-name="Index_20_Link">1.1 Ausgangssituation &amp; Themendarstellung<text:tab/>5</text:a></text:p>
          <text:p text:style-name="P3"><text:a xlink:type="simple" xlink:href="#__RefHeading___Toc364_2091567512" text:style-name="Index_20_Link" text:visited-style-name="Index_20_Link">1.2 Motivation<text:tab/>5</text:a></text:p>
          <text:p text:style-name="P3"><text:a xlink:type="simple" xlink:href="#__RefHeading___Toc1571_2175217680" text:style-name="Index_20_Link" text:visited-style-name="Index_20_Link">1.3 Zielsetzung<text:tab/>6</text:a></text:p>
          <text:p text:style-name="P3"><text:a xlink:type="simple" xlink:href="#__RefHeading___Toc1512_1638160404" text:style-name="Index_20_Link" text:visited-style-name="Index_20_Link">1.4 Forschungsmethoden<text:tab/>6</text:a></text:p>
          <text:p text:style-name="P2"><text:a xlink:type="simple" xlink:href="#__RefHeading___Toc1575_2175217680" text:style-name="Index_20_Link" text:visited-style-name="Index_20_Link">1.4.1 Literaturrecherche<text:tab/>6</text:a></text:p>
          <text:p text:style-name="P2"><text:a xlink:type="simple" xlink:href="#__RefHeading___Toc1514_1638160404" text:style-name="Index_20_Link" text:visited-style-name="Index_20_Link">1.4.2 Experteninterview<text:tab/>6</text:a></text:p>
          <text:p text:style-name="P2"><text:a xlink:type="simple" xlink:href="#__RefHeading___Toc1516_1638160404" text:style-name="Index_20_Link" text:visited-style-name="Index_20_Link">1.4.3 Leitfaden<text:tab/>7</text:a></text:p>
          <text:p text:style-name="P3"><text:a xlink:type="simple" xlink:href="#__RefHeading___Toc1113_1648771623" text:style-name="Index_20_Link" text:visited-style-name="Index_20_Link">1.5 Forschungsfrage<text:tab/>7</text:a></text:p>
          <text:p text:style-name="P3"><text:a xlink:type="simple" xlink:href="#__RefHeading___Toc2393_4251089184" text:style-name="Index_20_Link" text:visited-style-name="Index_20_Link">1.6 Hypothesen<text:tab/>7</text:a></text:p>
          <text:p text:style-name="P1"><text:a xlink:type="simple" xlink:href="#__RefHeading___Toc368_2091567512" text:style-name="Index_20_Link" text:visited-style-name="Index_20_Link">2 Grundlagen<text:tab/>8</text:a></text:p>
          <text:p text:style-name="P3"><text:a xlink:type="simple" xlink:href="#__RefHeading___Toc11617_335499145" text:style-name="Index_20_Link" text:visited-style-name="Index_20_Link">2.1 Vorteile der Barrierefreiheit<text:tab/>8</text:a></text:p>
          <text:p text:style-name="P3"><text:a xlink:type="simple" xlink:href="#__RefHeading___Toc1117_1648771623" text:style-name="Index_20_Link" text:visited-style-name="Index_20_Link">2.2 Barrierearm statt Barrierefrei (Begriffsklärung)<text:tab/>8</text:a></text:p>
          <text:p text:style-name="P3"><text:a xlink:type="simple" xlink:href="#__RefHeading___Toc374_2091567512" text:style-name="Index_20_Link" text:visited-style-name="Index_20_Link">2.3 Verordnungen &amp; Richtlinien<text:tab/>11</text:a></text:p>
          <text:p text:style-name="P2"><text:a xlink:type="simple" xlink:href="#__RefHeading___Toc11619_335499145" text:style-name="Index_20_Link" text:visited-style-name="Index_20_Link">2.3.1 </text:a><text:a xlink:type="simple" xlink:href="#__RefHeading___Toc11619_335499145" text:style-name="Index_20_Link" text:visited-style-name="Index_20_Link"><text:span text:style-name="T1">Barrierefreie Informationstechnik Verordn</text:span></text:a><text:a xlink:type="simple" xlink:href="#__RefHeading___Toc11619_335499145" text:style-name="Index_20_Link" text:visited-style-name="Index_20_Link"><text:span text:style-name="T1">u</text:span></text:a><text:a xlink:type="simple" xlink:href="#__RefHeading___Toc11619_335499145" text:style-name="Index_20_Link" text:visited-style-name="Index_20_Link"><text:span text:style-name="T1">ng </text:span></text:a><text:a xlink:type="simple" xlink:href="#__RefHeading___Toc11619_335499145" text:style-name="Index_20_Link" text:visited-style-name="Index_20_Link"><text:span text:style-name="T1">(BITV </text:span></text:a><text:a xlink:type="simple" xlink:href="#__RefHeading___Toc11619_335499145" text:style-name="Index_20_Link" text:visited-style-name="Index_20_Link"><text:span text:style-name="T1">2.0</text:span></text:a><text:a xlink:type="simple" xlink:href="#__RefHeading___Toc11619_335499145" text:style-name="Index_20_Link" text:visited-style-name="Index_20_Link"><text:span text:style-name="T1">)</text:span></text:a><text:a xlink:type="simple" xlink:href="#__RefHeading___Toc11619_335499145" text:style-name="Index_20_Link" text:visited-style-name="Index_20_Link"><text:tab/>11</text:a></text:p>
          <text:p text:style-name="P2"><text:a xlink:type="simple" xlink:href="#__RefHeading___Toc5124_335499145" text:style-name="Index_20_Link" text:visited-style-name="Index_20_Link">2.3.2 </text:a><text:a xlink:type="simple" xlink:href="#__RefHeading___Toc5124_335499145" text:style-name="Index_20_Link" text:visited-style-name="Index_20_Link">Web Content Accessibility Guidelines </text:a><text:a xlink:type="simple" xlink:href="#__RefHeading___Toc5124_335499145" text:style-name="Index_20_Link" text:visited-style-name="Index_20_Link">(</text:a><text:a xlink:type="simple" xlink:href="#__RefHeading___Toc5124_335499145" text:style-name="Index_20_Link" text:visited-style-name="Index_20_Link">WCAG 2.0</text:a><text:a xlink:type="simple" xlink:href="#__RefHeading___Toc5124_335499145" text:style-name="Index_20_Link" text:visited-style-name="Index_20_Link">)</text:a><text:a xlink:type="simple" xlink:href="#__RefHeading___Toc5124_335499145" text:style-name="Index_20_Link" text:visited-style-name="Index_20_Link"><text:tab/>11</text:a></text:p>
          <text:p text:style-name="P2"><text:a xlink:type="simple" xlink:href="#__RefHeading___Toc5126_335499145" text:style-name="Index_20_Link" text:visited-style-name="Index_20_Link">2.3.3 </text:a><text:a xlink:type="simple" xlink:href="#__RefHeading___Toc5126_335499145" text:style-name="Index_20_Link" text:visited-style-name="Index_20_Link">User Agent Accessibility Guidelines </text:a><text:a xlink:type="simple" xlink:href="#__RefHeading___Toc5126_335499145" text:style-name="Index_20_Link" text:visited-style-name="Index_20_Link">(</text:a><text:a xlink:type="simple" xlink:href="#__RefHeading___Toc5126_335499145" text:style-name="Index_20_Link" text:visited-style-name="Index_20_Link">UAAG 2.0</text:a><text:a xlink:type="simple" xlink:href="#__RefHeading___Toc5126_335499145" text:style-name="Index_20_Link" text:visited-style-name="Index_20_Link">)</text:a><text:a xlink:type="simple" xlink:href="#__RefHeading___Toc5126_335499145" text:style-name="Index_20_Link" text:visited-style-name="Index_20_Link"><text:tab/>12</text:a></text:p>
          <text:p text:style-name="P2"><text:a xlink:type="simple" xlink:href="#__RefHeading___Toc11621_335499145" text:style-name="Index_20_Link" text:visited-style-name="Index_20_Link">2.3.4 Weitere Gesetze, Richtlinien, Konventionen &amp; Normen<text:tab/>13</text:a></text:p>
          <text:p text:style-name="P3"><text:a xlink:type="simple" xlink:href="#__RefHeading___Toc3737_1473792460" text:style-name="Index_20_Link" text:visited-style-name="Index_20_Link">2.4 Arten von Hilfsmitteln<text:tab/>14</text:a></text:p>
          <text:p text:style-name="P3"><text:a xlink:type="simple" xlink:href="#__RefHeading___Toc378_2091567512" text:style-name="Index_20_Link" text:visited-style-name="Index_20_Link">2.5 Arten von Behinderungen<text:tab/>16</text:a></text:p>
          <text:p text:style-name="P2"><text:a xlink:type="simple" xlink:href="#__RefHeading___Toc2397_4251089184" text:style-name="Index_20_Link" text:visited-style-name="Index_20_Link">2.5.1 Körperliche Behinderung<text:tab/>16</text:a></text:p>
          <text:p text:style-name="P2"><text:a xlink:type="simple" xlink:href="#__RefHeading___Toc2399_4251089184" text:style-name="Index_20_Link" text:visited-style-name="Index_20_Link">2.5.2 Kognitive Störungen<text:tab/>18</text:a></text:p>
          <text:p text:style-name="P2"><text:a xlink:type="simple" xlink:href="#__RefHeading___Toc3741_1473792460" text:style-name="Index_20_Link" text:visited-style-name="Index_20_Link">2.5.3 Mehrfachbehinderungen<text:tab/>19</text:a></text:p>
          <text:p text:style-name="P2"><text:a xlink:type="simple" xlink:href="#__RefHeading___Toc3743_1473792460" text:style-name="Index_20_Link" text:visited-style-name="Index_20_Link">2.5.4 Andere Einschränkungen<text:tab/>19</text:a></text:p>
          <text:p text:style-name="P3"><text:a xlink:type="simple" xlink:href="#__RefHeading___Toc1123_1648771623" text:style-name="Index_20_Link" text:visited-style-name="Index_20_Link">2.6 Drupal<text:tab/>20</text:a></text:p>
          <text:p text:style-name="P1"><text:soft-page-break/><text:a xlink:type="simple" xlink:href="#__RefHeading___Toc396_2091567512" text:style-name="Index_20_Link" text:visited-style-name="Index_20_Link">3 Analyse<text:tab/>21</text:a></text:p>
          <text:p text:style-name="P3"><text:a xlink:type="simple" xlink:href="#__RefHeading___Toc1577_2175217680" text:style-name="Index_20_Link" text:visited-style-name="Index_20_Link">3.1 Barrieren im Internet<text:tab/>21</text:a></text:p>
          <text:p text:style-name="P3"><text:a xlink:type="simple" xlink:href="#__RefHeading___Toc398_2091567512" text:style-name="Index_20_Link" text:visited-style-name="Index_20_Link">3.2 Evaluierung Kriterien Barrierefreiheit<text:tab/>21</text:a></text:p>
          <text:p text:style-name="P3"><text:a xlink:type="simple" xlink:href="#__RefHeading___Toc400_2091567512" text:style-name="Index_20_Link" text:visited-style-name="Index_20_Link">3.3 Vergleich Accessibility CMS<text:tab/>22</text:a></text:p>
          <text:p text:style-name="P3"><text:a xlink:type="simple" xlink:href="#__RefHeading___Toc1125_1648771623" text:style-name="Index_20_Link" text:visited-style-name="Index_20_Link">3.4 Experteninterview<text:tab/>23</text:a></text:p>
          <text:p text:style-name="P2"><text:a xlink:type="simple" xlink:href="#__RefHeading___Toc1581_2175217680" text:style-name="Index_20_Link" text:visited-style-name="Index_20_Link">3.4.1 Definition &amp; Vorgehensweise / Methodik<text:tab/>23</text:a></text:p>
          <text:p text:style-name="P2"><text:a xlink:type="simple" xlink:href="#__RefHeading___Toc15872_1746309108" text:style-name="Index_20_Link" text:visited-style-name="Index_20_Link">3.4.2 Der Experte<text:tab/>24</text:a></text:p>
          <text:p text:style-name="P2"><text:a xlink:type="simple" xlink:href="#__RefHeading___Toc15874_1746309108" text:style-name="Index_20_Link" text:visited-style-name="Index_20_Link">3.4.3 Vorbereitung<text:tab/>24</text:a></text:p>
          <text:p text:style-name="P2"><text:a xlink:type="simple" xlink:href="#__RefHeading___Toc1129_1648771623" text:style-name="Index_20_Link" text:visited-style-name="Index_20_Link">3.4.4 Durchführung<text:tab/>25</text:a></text:p>
          <text:p text:style-name="P1"><text:a xlink:type="simple" xlink:href="#__RefHeading___Toc402_2091567512" text:style-name="Index_20_Link" text:visited-style-name="Index_20_Link">4 Evaluation/Auswertung<text:tab/>26</text:a></text:p>
          <text:p text:style-name="P3"><text:a xlink:type="simple" xlink:href="#__RefHeading___Toc1131_1648771623" text:style-name="Index_20_Link" text:visited-style-name="Index_20_Link">4.1 Experteninterview<text:tab/>26</text:a></text:p>
          <text:p text:style-name="P3"><text:a xlink:type="simple" xlink:href="#__RefHeading___Toc6135_4199866481" text:style-name="Index_20_Link" text:visited-style-name="Index_20_Link">4.2 Barrierefreie und -arme Webseiten<text:tab/>26</text:a></text:p>
          <text:p text:style-name="P3"><text:a xlink:type="simple" xlink:href="#__RefHeading___Toc5130_335499145" text:style-name="Index_20_Link" text:visited-style-name="Index_20_Link">4.3 Forschungsfrage<text:tab/>26</text:a></text:p>
          <text:p text:style-name="P3"><text:a xlink:type="simple" xlink:href="#__RefHeading___Toc5132_335499145" text:style-name="Index_20_Link" text:visited-style-name="Index_20_Link">4.4 Hypothesen<text:tab/>26</text:a></text:p>
          <text:p text:style-name="P1"><text:a xlink:type="simple" xlink:href="#__RefHeading___Toc406_2091567512" text:style-name="Index_20_Link" text:visited-style-name="Index_20_Link">5 Entwicklung<text:tab/>27</text:a></text:p>
          <text:p text:style-name="P3"><text:a xlink:type="simple" xlink:href="#__RefHeading___Toc408_2091567512" text:style-name="Index_20_Link" text:visited-style-name="Index_20_Link">5.1 Wireframes Webseite<text:tab/>27</text:a></text:p>
          <text:p text:style-name="P3"><text:a xlink:type="simple" xlink:href="#__RefHeading___Toc410_2091567512" text:style-name="Index_20_Link" text:visited-style-name="Index_20_Link">5.2 Prototyp Webseite<text:tab/>27</text:a></text:p>
          <text:p text:style-name="P3"><text:a xlink:type="simple" xlink:href="#__RefHeading___Toc412_2091567512" text:style-name="Index_20_Link" text:visited-style-name="Index_20_Link">5.3 Umsetzung Webseite<text:tab/>27</text:a></text:p>
          <text:p text:style-name="P1"><text:a xlink:type="simple" xlink:href="#__RefHeading___Toc414_2091567512" text:style-name="Index_20_Link" text:visited-style-name="Index_20_Link">6 Fazit<text:tab/>28</text:a></text:p>
          <text:p text:style-name="P1"><text:a xlink:type="simple" xlink:href="#__RefHeading___Toc416_2091567512" text:style-name="Index_20_Link" text:visited-style-name="Index_20_Link">7 Ausblick<text:tab/>28</text:a></text:p>
          <text:p text:style-name="P1"><text:a xlink:type="simple" xlink:href="#__RefHeading___Toc295_3099674340" text:style-name="Index_20_Link" text:visited-style-name="Index_20_Link">Literaturverzeichnis<text:tab/>4</text:a></text:p>
          <text:p text:style-name="P3"><text:a xlink:type="simple" xlink:href="#__RefHeading___Toc1133_1648771623" text:style-name="Index_20_Link" text:visited-style-name="Index_20_Link">Bücherverzeichnis<text:tab/>4</text:a></text:p>
          <text:p text:style-name="Contents_20_2"><text:a xlink:type="simple" xlink:href="#__RefHeading___Toc1135_1648771623" text:style-name="Index_20_Link" text:visited-style-name="Index_20_Link">Verzeichnis der Internetlinks<text:tab/>4</text:a></text:p>
          <text:p text:style-name="Contents_20_3"><text:a xlink:type="simple" xlink:href="#__RefHeading___Toc1518_1638160404" text:style-name="Index_20_Link" text:visited-style-name="Index_20_Link">Bachelorarbeiten (noch zu evaluieren ob ich die brauche)<text:tab/>7</text:a></text:p>
          <text:p text:style-name="Contents_20_1"><text:a xlink:type="simple" xlink:href="#__RefHeading___Toc5134_335499145" text:style-name="Index_20_Link" text:visited-style-name="Index_20_Link">Anhang &amp; Anhangsverzeichnis<text:tab/>6</text:a></text:p>
          <text:p text:style-name="Contents_20_1"><text:a xlink:type="simple" xlink:href="#__RefHeading___Toc1583_2175217680" text:style-name="Index_20_Link" text:visited-style-name="Index_20_Link">Interview Barrierefreiheit im Internet<text:tab/>6</text:a></text:p>
          <text:p text:style-name="Contents_20_1"><text:a xlink:type="simple" xlink:href="#__RefHeading___Toc3745_1473792460" text:style-name="Index_20_Link" text:visited-style-name="Index_20_Link">Transkript Interview Barrierefreiheit<text:tab/>8</text:a></text:p>
          <text:p text:style-name="Contents_20_1"><text:a xlink:type="simple" xlink:href="#__RefHeading___Toc5136_335499145" text:style-name="Index_20_Link" text:visited-style-name="Index_20_Link">Abbildungen<text:tab/>10</text:a></text:p>
          <text:p text:style-name="Contents_20_1"><text:a xlink:type="simple" xlink:href="#__RefHeading___Toc187_3099674340" text:style-name="Index_20_Link" text:visited-style-name="Index_20_Link">Ehrenwörtliche Erklärung<text:tab/>11</text:a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2</text:page-number></text:p>
      </style:footer>
      <style:footer-first>
        <text:p text:style-name="MP3"><text:page-number style:num-format="1" text:select-page="current">1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3"><text:page-number style:num-format="I" text:select-page="current"/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6:44:44.471836074</dc:date>
    <dc:creator>Janet Lehmann</dc:creator>
    <meta:editing-duration>PT27S</meta:editing-duration>
    <meta:editing-cycles>3</meta:editing-cycles>
    <meta:generator>LibreOffice/6.0.6.2$MacOSX_X86_64 LibreOffice_project/0c292870b25a325b5ed35f6b45599d2ea4458e77</meta:generator>
    <meta:document-statistic meta:table-count="0" meta:image-count="0" meta:object-count="0" meta:page-count="2" meta:paragraph-count="62" meta:word-count="235" meta:character-count="1677" meta:non-whitespace-character-count="1503"/>
    <meta:template xlink:type="simple" xlink:actuate="onRequest" xlink:title="" xlink:href="../Bachelorarbeit_Master.odm" meta:date="2018-08-03T16:43:49.085311353"/>
  </office:meta>
</office:document-meta>
</file>